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041" officeooo:paragraph-rsid="00035041"/>
    </style:style>
    <style:style style:name="P2" style:family="paragraph" style:parent-style-name="Standard">
      <style:text-properties style:font-name="Ubuntu" officeooo:rsid="00035041" officeooo:paragraph-rsid="00035041"/>
    </style:style>
    <style:style style:name="P3" style:family="paragraph" style:parent-style-name="Standard">
      <style:paragraph-properties fo:text-align="center" style:justify-single-word="false"/>
      <style:text-properties style:font-name="Ubuntu" officeooo:rsid="00035041" officeooo:paragraph-rsid="00035041"/>
    </style:style>
    <style:style style:name="P4" style:family="paragraph" style:parent-style-name="Standard">
      <style:text-properties style:font-name="Ubuntu" officeooo:rsid="00035041" officeooo:paragraph-rsid="0015a3f9"/>
    </style:style>
    <style:style style:name="P5" style:family="paragraph" style:parent-style-name="Standard">
      <style:text-properties style:font-name="Ubuntu" officeooo:rsid="00035041" officeooo:paragraph-rsid="0006d96b"/>
    </style:style>
    <style:style style:name="P6" style:family="paragraph" style:parent-style-name="Standard">
      <style:paragraph-properties fo:text-align="center" style:justify-single-word="false"/>
      <style:text-properties style:font-name="Ubuntu" fo:font-size="15pt" fo:font-weight="bold" officeooo:rsid="00035041" officeooo:paragraph-rsid="00035041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Ubuntu" fo:font-size="14pt" officeooo:rsid="00035041" officeooo:paragraph-rsid="00035041" style:font-size-asian="14pt" style:font-size-complex="14pt"/>
    </style:style>
    <style:style style:name="P8" style:family="paragraph" style:parent-style-name="Standard">
      <style:text-properties style:font-name="Ubuntu" fo:font-size="14pt" officeooo:rsid="00035041" officeooo:paragraph-rsid="00141eb8" style:font-size-asian="14pt" style:font-size-complex="14pt"/>
    </style:style>
    <style:style style:name="P9" style:family="paragraph" style:parent-style-name="Standard">
      <style:text-properties style:font-name="Ubuntu" fo:font-size="14pt" fo:font-weight="bold" officeooo:rsid="00191f4b" officeooo:paragraph-rsid="00191f4b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Ubuntu" fo:font-size="14pt" fo:font-weight="bold" officeooo:rsid="00035041" officeooo:paragraph-rsid="0006d96b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Ubuntu" fo:font-weight="bold" officeooo:rsid="00035041" officeooo:paragraph-rsid="00035041" style:font-weight-asian="bold" style:font-weight-complex="bold"/>
    </style:style>
    <style:style style:name="P12" style:family="paragraph" style:parent-style-name="Standard">
      <style:text-properties style:font-name="Ubuntu" fo:font-weight="bold" officeooo:rsid="00035041" officeooo:paragraph-rsid="000cd76d" style:font-weight-asian="bold" style:font-weight-complex="bold"/>
    </style:style>
    <style:style style:name="P13" style:family="paragraph" style:parent-style-name="Standard">
      <style:text-properties style:font-name="Ubuntu" fo:font-weight="bold" officeooo:rsid="00035041" officeooo:paragraph-rsid="0015a3f9" style:font-weight-asian="bold" style:font-weight-complex="bold"/>
    </style:style>
    <style:style style:name="P14" style:family="paragraph" style:parent-style-name="Standard">
      <style:text-properties style:font-name="Ubuntu" fo:font-weight="bold" officeooo:rsid="00035041" officeooo:paragraph-rsid="0006d96b" style:font-weight-asian="bold" style:font-weight-complex="bold"/>
    </style:style>
    <style:style style:name="P15" style:family="paragraph" style:parent-style-name="Standard">
      <style:text-properties style:font-name="Ubuntu" fo:font-weight="bold" officeooo:rsid="000ca29d" officeooo:paragraph-rsid="000cd76d" style:font-weight-asian="bold" style:font-weight-complex="bold"/>
    </style:style>
    <style:style style:name="P16" style:family="paragraph" style:parent-style-name="Standard">
      <style:text-properties style:font-name="Ubuntu" fo:font-weight="normal" officeooo:rsid="000ca29d" officeooo:paragraph-rsid="000cd76d" style:font-weight-asian="normal" style:font-weight-complex="normal"/>
    </style:style>
    <style:style style:name="P17" style:family="paragraph" style:parent-style-name="Standard">
      <style:text-properties style:font-name="Ubuntu" style:text-underline-style="none" fo:font-weight="bold" officeooo:rsid="00035041" officeooo:paragraph-rsid="00035041" style:font-weight-asian="bold" style:font-weight-complex="bold"/>
    </style:style>
    <style:style style:name="P18" style:family="paragraph" style:parent-style-name="Standard">
      <style:text-properties style:font-name="Ubuntu" officeooo:rsid="0011be43" officeooo:paragraph-rsid="0011be43"/>
    </style:style>
    <style:style style:name="P19" style:family="paragraph" style:parent-style-name="Standard">
      <style:text-properties style:font-name="Ubuntu" officeooo:rsid="0015a3f9" officeooo:paragraph-rsid="0015a3f9"/>
    </style:style>
    <style:style style:name="P20" style:family="paragraph" style:parent-style-name="Standard">
      <style:paragraph-properties fo:text-align="center" style:justify-single-word="false"/>
      <style:text-properties style:font-name="Ubuntu" fo:font-size="22pt" fo:font-style="italic" style:text-underline-style="none" fo:font-weight="bold" officeooo:rsid="000ca29d" officeooo:paragraph-rsid="000ca29d" style:font-size-asian="22pt" style:font-style-asian="italic" style:font-weight-asian="bold" style:font-size-complex="22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Ubuntu" fo:font-size="24pt" fo:font-style="normal" style:text-underline-style="none" fo:font-weight="bold" officeooo:rsid="00035041" officeooo:paragraph-rsid="00035041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Standard">
      <style:text-properties style:font-name="Ubuntu" fo:font-size="16pt" fo:font-weight="bold" officeooo:rsid="00191f4b" officeooo:paragraph-rsid="00191f4b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Ubuntu" fo:font-size="16pt" fo:font-weight="bold" officeooo:rsid="00035041" officeooo:paragraph-rsid="00035041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Ubuntu" fo:font-size="16pt" fo:font-weight="bold" officeooo:rsid="00035041" officeooo:paragraph-rsid="0006d96b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Ubuntu" fo:font-size="16pt" fo:font-weight="bold" officeooo:rsid="000ca29d" officeooo:paragraph-rsid="000cd76d" style:font-size-asian="16pt" style:font-weight-asian="bold" style:font-size-complex="16pt" style:font-weight-complex="bold"/>
    </style:style>
    <style:style style:name="P26" style:family="paragraph" style:parent-style-name="Standard">
      <style:text-properties style:font-name="Ubuntu" fo:font-size="16pt" fo:font-weight="bold" officeooo:rsid="000cd76d" officeooo:paragraph-rsid="00035041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Ubuntu" fo:font-size="16pt" fo:font-weight="bold" officeooo:rsid="0015a3f9" officeooo:paragraph-rsid="0015a3f9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Ubuntu" officeooo:rsid="0006d96b" officeooo:paragraph-rsid="0006d96b"/>
    </style:style>
    <style:style style:name="P29" style:family="paragraph" style:parent-style-name="Standard">
      <style:text-properties style:font-name="Ubuntu" style:text-underline-style="solid" style:text-underline-width="auto" style:text-underline-color="font-color" officeooo:rsid="00035041" officeooo:paragraph-rsid="00035041"/>
    </style:style>
    <style:style style:name="P30" style:family="paragraph" style:parent-style-name="Standard">
      <style:text-properties style:font-name="Liberation Mono" officeooo:rsid="00035041" officeooo:paragraph-rsid="00035041"/>
    </style:style>
    <style:style style:name="P31" style:family="paragraph" style:parent-style-name="Standard">
      <style:text-properties style:font-name="Ubuntu" officeooo:rsid="00035041" officeooo:paragraph-rsid="00035041"/>
    </style:style>
    <style:style style:name="P32" style:family="paragraph" style:parent-style-name="Standard">
      <style:text-properties style:font-name="Ubuntu" fo:font-weight="bold" officeooo:rsid="000fa633" officeooo:paragraph-rsid="001ea158" style:font-weight-asian="bold" style:font-weight-complex="bold"/>
    </style:style>
    <style:style style:name="P33" style:family="paragraph" style:parent-style-name="Standard">
      <style:text-properties style:font-name="Ubuntu" officeooo:rsid="000e017f" officeooo:paragraph-rsid="001ea158"/>
    </style:style>
    <style:style style:name="P34" style:family="paragraph" style:parent-style-name="Standard">
      <style:text-properties style:font-name="Ubuntu" officeooo:rsid="000fa633" officeooo:paragraph-rsid="001ea158"/>
    </style:style>
    <style:style style:name="P35" style:family="paragraph" style:parent-style-name="Standard">
      <style:text-properties style:font-name="Ubuntu" officeooo:rsid="0010c23a" officeooo:paragraph-rsid="001ea158"/>
    </style:style>
    <style:style style:name="P36" style:family="paragraph" style:parent-style-name="Standard">
      <style:text-properties style:font-name="Ubuntu" officeooo:rsid="001252b9" officeooo:paragraph-rsid="001ea158"/>
    </style:style>
    <style:style style:name="P37" style:family="paragraph" style:parent-style-name="Standard">
      <style:text-properties style:font-name="Ubuntu" officeooo:rsid="00139c88" officeooo:paragraph-rsid="001ea158"/>
    </style:style>
    <style:style style:name="P38" style:family="paragraph" style:parent-style-name="Standard">
      <style:text-properties style:font-name="Ubuntu" fo:font-size="16pt" fo:font-weight="bold" officeooo:rsid="000e017f" officeooo:paragraph-rsid="001ea158" style:font-size-asian="16pt" style:font-weight-asian="bold" style:font-size-complex="16pt" style:font-weight-complex="bold"/>
    </style:style>
    <style:style style:name="T1" style:family="text">
      <style:text-properties officeooo:rsid="0004f91a"/>
    </style:style>
    <style:style style:name="T2" style:family="text">
      <style:text-properties officeooo:rsid="0006d96b"/>
    </style:style>
    <style:style style:name="T3" style:family="text">
      <style:text-properties officeooo:rsid="00082572"/>
    </style:style>
    <style:style style:name="T4" style:family="text">
      <style:text-properties officeooo:rsid="0009f305"/>
    </style:style>
    <style:style style:name="T5" style:family="text">
      <style:text-properties officeooo:rsid="000cd76d"/>
    </style:style>
    <style:style style:name="T6" style:family="text">
      <style:text-properties officeooo:rsid="0011be43"/>
    </style:style>
    <style:style style:name="T7" style:family="text">
      <style:text-properties officeooo:rsid="0015a3f9"/>
    </style:style>
    <style:style style:name="T8" style:family="text">
      <style:text-properties officeooo:rsid="00191f4b"/>
    </style:style>
    <style:style style:name="T9" style:family="text">
      <style:text-properties officeooo:rsid="000fa633"/>
    </style:style>
    <style:style style:name="T10" style:family="text">
      <style:text-properties officeooo:rsid="0010c23a"/>
    </style:style>
    <style:style style:name="T11" style:family="text">
      <style:text-properties officeooo:rsid="001252b9"/>
    </style:style>
    <style:style style:name="T12" style:family="text">
      <style:text-properties officeooo:rsid="001ea158"/>
    </style:style>
    <style:style style:name="T13" style:family="text">
      <style:text-properties officeooo:rsid="00219e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reación de un Lenguaje de Programación</text:p>
      <text:p text:style-name="P6"/>
      <text:p text:style-name="P20">POOL ++</text:p>
      <text:p text:style-name="P2"/>
      <text:p text:style-name="P22">Integrantes:</text:p>
      <text:p text:style-name="P9"/>
      <text:p text:style-name="P8">Gerson Villugas Avellaneda</text:p>
      <text:p text:style-name="P7">Daniel Pozo Garc<text:span text:style-name="T8">í</text:span>a</text:p>
      <text:p text:style-name="P7"/>
      <text:p text:style-name="P3">Universidad Nacional de Ingenierı́a</text:p>
      <text:p text:style-name="P3">Facultad de Ciencias</text:p>
      <text:p text:style-name="P3">Escuela Profesional de Ciencia de la Computación</text:p>
      <text:p text:style-name="P3">Compiladores</text:p>
      <text:p text:style-name="P3">Lima, Peru - 201<text:span text:style-name="T1">7</text:span></text:p>
      <text:p text:style-name="P11"/>
      <text:p text:style-name="P11"/>
      <text:p text:style-name="P23">Introducción</text:p>
      <text:p text:style-name="P17"/>
      <text:p text:style-name="P2">En este trabajo se mostrarán las caracterı́sticas de un nuevo lenguaje de programación, también se verá los patrones sigue, la gramática definida para su creación y la sintaxis que se usará para codificar de manera correcta un programa de este nuevo lenguaje de programación usando Bison.</text:p>
      <text:p text:style-name="P2"/>
      <text:p text:style-name="P2"/>
      <text:p text:style-name="P25">Ventajas</text:p>
      <text:p text:style-name="P15"/>
      <text:p text:style-name="P16">1.No es necesario la utilización de paréntesis. La posición de los operadores y operandos van a determinar <text:s/>el orden que la operación se va realizar.</text:p>
      <text:p text:style-name="P16"/>
      <text:p text:style-name="P16">2.Para evaluar el orden de las operaciones bajo la notación de prefijo ,incluso no se necesita <text:s/>memorizar una jerarquía operacional,como con la notación de infijo,en lugar de eso se mira directamente <text:s/>la <text:span text:style-name="T5">notación</text:span> para descubrir que operador evaluar primero.</text:p>
      <text:p text:style-name="P12"/>
      <text:p text:style-name="P11"/>
      <text:p text:style-name="P26">Características</text:p>
      <text:p text:style-name="P2"/>
      <text:p text:style-name="P2">En esta sección mostraremos las principales <text:span text:style-name="T5">características </text:span><text:s/>del nuevo lenguaje de programación.</text:p>
      <text:p text:style-name="P2"/>
      <text:p text:style-name="P2"/>
      <text:p text:style-name="P27">Delimitadores</text:p>
      <text:p text:style-name="P4"/>
      <text:p text:style-name="P19">Nosotros usaremos los siguientes delimitadores para nuestro código:</text:p>
      <text:p text:style-name="P19">“Begin” al inicio y “End” al final.</text:p>
      <text:p text:style-name="P19"/>
      <text:p text:style-name="P13"/>
      <text:p text:style-name="P13"/>
      <text:p text:style-name="P13"/>
      <text:p text:style-name="P23"><text:soft-page-break/>Asignaciones</text:p>
      <text:p text:style-name="P2"/>
      <text:p text:style-name="P2">Una operación básica de asignación se realizará de la siguiente manera:</text:p>
      <text:p text:style-name="P2"/>
      <text:p text:style-name="P2">= hola 5;</text:p>
      <text:p text:style-name="P2"/>
      <text:p text:style-name="P2">En la cual podemos ver que para declarar una expresión de este tipo primero debemos colocar el <text:span text:style-name="T5">símbolo</text:span> ”igual” seguido por un identificador y un valor u otro identificador y deberá terminar necesariamente en un ”punto y coma”.</text:p>
      <text:p text:style-name="P19">También podemos trabajar con negativos, pero tendríamos que aumentarles unos paréntesis para que los reconozca, por ejemplo:</text:p>
      <text:p text:style-name="P19"/>
      <text:p text:style-name="P19">= hola (-5);</text:p>
      <text:p text:style-name="P19"/>
      <text:p text:style-name="P11"/>
      <text:p text:style-name="P23">Operaciones Aritméticas</text:p>
      <text:p text:style-name="P2"/>
      <text:p text:style-name="P2">Las operaciones aritméticas en este lenguaje podrán ser escrito de la siguiente manera:</text:p>
      <text:p text:style-name="P2">+ 5 4</text:p>
      <text:p text:style-name="P2">- <text:s/>5 <text:s/>4</text:p>
      <text:p text:style-name="P2">* 5 <text:s/>4</text:p>
      <text:p text:style-name="P2">/ 5 <text:s/>4</text:p>
      <text:p text:style-name="P2">^ <text:span text:style-name="T6">5 4</text:span></text:p>
      <text:p text:style-name="P18">@(4)</text:p>
      <text:p text:style-name="P18"/>
      <text:p text:style-name="P2">Estas operaciones se declaran de modo que el operador aritmético esté antes de los valores a operar pues son asociativas por la izquierda.</text:p>
      <text:p text:style-name="P2">Éstas deberán ser escritas de modo que modifique una variable, <text:span text:style-name="T7">aquí</text:span> podremos ver un ejemplo mucho más claro de una asignación de una variable con una operación de suma:</text:p>
      <text:p text:style-name="P2"/>
      <text:p text:style-name="P2">= hola + 5 4;</text:p>
      <text:p text:style-name="P2"/>
      <text:p text:style-name="P2">La variable ”hola” tendrá el valor de 9.</text:p>
      <text:p text:style-name="P1"/>
      <text:p text:style-name="P2"/>
      <text:p text:style-name="P23">Operaciones Combinadas</text:p>
      <text:p text:style-name="P2"/>
      <text:p text:style-name="P2">Otra forma de realizar cálculos mas complejos es el uso de operaciones combinadas las cuales deberán ser de la</text:p>
      <text:p text:style-name="P2">siguiente forma:</text:p>
      <text:p text:style-name="P2"/>
      <text:p text:style-name="P2">= suma + 5 (- t 8);</text:p>
      <text:p text:style-name="P2">= suma2 + 5 (/ 8 (* 2 3));</text:p>
      <text:p text:style-name="P11"/>
      <text:p text:style-name="P23">Sentencia if</text:p>
      <text:p text:style-name="P2"/>
      <text:p text:style-name="P2">Esta sentencia es muy usada en lenguajes de programación y se ha definido de la siguiente manera para nuestro lenguaje:</text:p>
      <text:p text:style-name="P2"/>
      <text:p text:style-name="P2">?(Condiciones)[expresiones]</text:p>
      <text:p text:style-name="P2"/>
      <text:p text:style-name="P2"><text:soft-page-break/>Esto nos dice que dentro de los paréntesis podemos poner una o varias condiciones unidas por los simbolos | y &amp;. y dentro de los corchetes debemos poner las expresiones que se ejecutarán dentro del if.</text:p>
      <text:p text:style-name="P2">Antes de esto debemos definir como se declaran las condiciones y serán de l<text:span text:style-name="T4">os </text:span>argumentos siguiente manera:</text:p>
      <text:p text:style-name="P2"/>
      <text:p text:style-name="P2">opComparacion valor1 valor2</text:p>
      <text:p text:style-name="P2"/>
      <text:p text:style-name="P2">Donde opComparacion puede ser cualquiera de los siguientes valores menor ’&lt;’, mayor’&gt;’, igual ’:’, diferente ’!’.</text:p>
      <text:p text:style-name="P2">Ahora ya podemos definir una sentencia if con sus componentes, un ejemplo de esto es:</text:p>
      <text:p text:style-name="P2"/>
      <text:p text:style-name="P2">?(&lt; i 5 &amp; ! 3 x)[= sen + 5 y; = cos + id y;]</text:p>
      <text:p text:style-name="P14"/>
      <text:p text:style-name="P10"/>
      <text:p text:style-name="P24">Sentencia <text:span text:style-name="T2">while</text:span></text:p>
      <text:p text:style-name="P14"/>
      <text:p text:style-name="P5">Esta sentencia es muy usada en lenguajes de programación y se ha definido de la siguiente manera para nuestro lenguaje:</text:p>
      <text:p text:style-name="P5"/>
      <text:p text:style-name="P5"><text:span text:style-name="T2">#</text:span>(Condiciones)[expresiones]</text:p>
      <text:p text:style-name="P5"/>
      <text:p text:style-name="P5">Esto nos dice que dentro de los paréntesis podemos poner una o varias condiciones unidas por los simbolos | y &amp;. y dentro de los corchetes debemos poner las expresiones que se ejecutarán dentro del <text:span text:style-name="T2">while</text:span>.</text:p>
      <text:p text:style-name="P5">Antes de esto debemos definir como se declaran las condiciones y serán de l<text:span text:style-name="T2">os </text:span>argumentos siguiente manera:</text:p>
      <text:p text:style-name="P5"/>
      <text:p text:style-name="P5">opComparacion valor1 valor2</text:p>
      <text:p text:style-name="P5"/>
      <text:p text:style-name="P5">Donde opComparacion puede ser cualquiera de los siguientes valores menor ’&lt;’, mayor’&gt;’, igual ’:’, diferente ’!’.</text:p>
      <text:p text:style-name="P5">Ahora ya podemos definir una sentencia <text:span text:style-name="T3">while</text:span> con sus componentes, un ejemplo de esto es:</text:p>
      <text:p text:style-name="P5"/>
      <text:p text:style-name="P5"><text:span text:style-name="T2">#</text:span>(&lt; i <text:span text:style-name="T2">1</text:span> <text:span text:style-name="T2">|</text:span> ! <text:span text:style-name="T2">2</text:span> x)[= sen + 5 y; = cos + id y;]</text:p>
      <text:p text:style-name="P5"/>
      <text:p text:style-name="P10"/>
      <text:p text:style-name="P24">Sentencia <text:span text:style-name="T2">for</text:span></text:p>
      <text:p text:style-name="P14"/>
      <text:p text:style-name="P5">Esta sentencia es muy usada en lenguajes de programación y se ha definido de la siguiente manera para nuestro lenguaje:</text:p>
      <text:p text:style-name="P5"/>
      <text:p text:style-name="P28">% ( asignacion; condicion; cont )[ lista_expr ];</text:p>
      <text:p text:style-name="P28"/>
      <text:p text:style-name="P5">Esto nos dice que dentro de los paréntesis podemos poner una o varias condiciones unidas por los simbolos | y &amp;. y dentro de los corchetes debemos poner las expresiones que se ejecutarán dentro del <text:span text:style-name="T2">for</text:span>.</text:p>
      <text:p text:style-name="P5">Antes de esto debemos definir como se declaran las condiciones y serán de l<text:span text:style-name="T2">os </text:span>argumentos siguiente manera:</text:p>
      <text:p text:style-name="P5"/>
      <text:p text:style-name="P5"><text:soft-page-break/>opComparacion valor1 valor2</text:p>
      <text:p text:style-name="P5"/>
      <text:p text:style-name="P5">Donde opComparacion puede ser cualquiera de los siguientes valores menor ’&lt;’, mayor’&gt;’, igual ’:’, diferente ’!’.</text:p>
      <text:p text:style-name="P5">Ahora ya podemos definir una sentencia <text:span text:style-name="T3">for</text:span> con sus componentes, un ejemplo de esto es:</text:p>
      <text:p text:style-name="P5"/>
      <text:p text:style-name="P5">%(<text:span text:style-name="T2">=</text:span> i <text:span text:style-name="T2">1;&lt; i 10</text:span> ; <text:span text:style-name="T3">+</text:span> <text:span text:style-name="T3">x 1</text:span>)[= sen + 5 y; = cos + id y;]</text:p>
      <text:p text:style-name="P5"/>
      <text:p text:style-name="P29"/>
      <text:p text:style-name="P2"/>
      <text:p text:style-name="P23">Funciones</text:p>
      <text:p text:style-name="P11"/>
      <text:p text:style-name="P2">En todo lenguaje de programación el uso de las funciones son muy necesarias, y para esto hemos definido a una función de la forma:</text:p>
      <text:p text:style-name="P2"/>
      <text:p text:style-name="P2">("nombreFuncion" parametros)[expresiones]</text:p>
      <text:p text:style-name="P2"/>
      <text:p text:style-name="P2">Donde ’nombreFuncion’ es el nombre de función donde necesariamente debe estar entre comillas y ’parámetros’ son la lista de parámetros que recibe la función y dentro de los corchetes debemos poner las expresiones que se ejecutarán dentro de la función.</text:p>
      <text:p text:style-name="P2">Un ejemplo de una función simple sin parámetros es de la forma:</text:p>
      <text:p text:style-name="P2"/>
      <text:p text:style-name="P2">("suma")[= sen + 5 y; = cos + id y;]</text:p>
      <text:p text:style-name="P2"/>
      <text:p text:style-name="P2">Y con parámetros serı́a:</text:p>
      <text:p text:style-name="P2"/>
      <text:p text:style-name="P2">("suma" y)[= sen + 5 y; = cos + id y;]</text:p>
      <text:p text:style-name="P2"/>
      <text:p text:style-name="P2">Ahora veamos una función con una estructura if dentro de la función:</text:p>
      <text:p text:style-name="P2"/>
      <text:p text:style-name="P2">("hola" x y)[?(! i 5)[= sen * x y; = cos + id y;]]</text:p>
      <text:p text:style-name="P30"/>
      <text:p text:style-name="P30"/>
      <text:p text:style-name="P30"/>
      <text:p text:style-name="P2"/>
      <text:p text:style-name="P38"><text:span text:style-name="T12">MÉTODO</text:span> SHIFT-REDUCE</text:p>
      <text:p text:style-name="P33"/>
      <text:p text:style-name="P33">Usaremos la siguiente cadena para mostrar el método:</text:p>
      <text:p text:style-name="P33"/>
      <text:p text:style-name="P33">B<text:span text:style-name="T13">egin</text:span> = x <text:s/><text:span text:style-name="T9">1; </text:span><text:s/>E<text:span text:style-name="T13">nd</text:span></text:p>
      <text:p text:style-name="P34"/>
      <text:p text:style-name="P34"/>
      <text:p text:style-name="P32">ESTADO <text:tab/><text:tab/><text:tab/><text:tab/>ENTRADA <text:tab/><text:tab/><text:tab/><text:tab/>ACCION</text:p>
      <text:p text:style-name="P34">0<text:tab/><text:tab/><text:tab/>BEGIN IGUAL ID NUM PUNTCOM END<text:tab/><text:tab/>D1</text:p>
      <text:p text:style-name="P34">01 <text:tab/><text:tab/> <text:tab/><text:tab/> IGUAL ID NUM PUNTCOM END<text:tab/><text:tab/>D3</text:p>
      <text:p text:style-name="P34">013<text:tab/><text:tab/><text:tab/><text:tab/><text:tab/> <text:s/>ID NUM PUNTCOM END<text:tab/><text:tab/>D(15)</text:p>
      <text:p text:style-name="P34">013(15)<text:tab/><text:tab/><text:tab/><text:tab/> <text:s text:c="6"/>NUM PUNTCOM END<text:tab/><text:tab/>D(27)</text:p>
      <text:p text:style-name="P34">013(15)(27)<text:tab/><text:tab/><text:tab/><text:tab/><text:tab/> <text:s text:c="5"/>PUNTCOM END<text:tab/><text:tab/>R4<text:span text:style-name="T10">6(go 15→ form2)</text:span></text:p>
      <text:p text:style-name="P35">013(15)(39)<text:tab/><text:tab/><text:tab/><text:tab/><text:tab/><text:span text:style-name="T9"> <text:s text:c="5"/>PUNTCOM END<text:tab/><text:tab/>R4</text:span>2(go 15→form)</text:p>
      <text:p text:style-name="P35">013(15)(38)<text:tab/><text:tab/><text:tab/><text:tab/><text:tab/><text:span text:style-name="T9"> <text:s text:c="5"/>PUNTCOM END<text:tab/><text:tab/>R</text:span>39(go 15→<text:span text:style-name="T11"> </text:span>term)</text:p>
      <text:p text:style-name="P35">013(15)(37)<text:tab/><text:tab/><text:tab/><text:tab/><text:tab/><text:span text:style-name="T9"> <text:s text:c="5"/>PUNTCOM END<text:tab/><text:tab/>R</text:span>37(go 15→expr)</text:p>
      <text:p text:style-name="P35"><text:soft-page-break/>013(15)(36)<text:tab/><text:tab/><text:tab/><text:tab/><text:tab/><text:span text:style-name="T9"> <text:s text:c="5"/>PUNTCOM END<text:tab/><text:tab/></text:span>D(57)</text:p>
      <text:p text:style-name="P36">013(15)(36)(57)<text:tab/><text:tab/><text:tab/><text:tab/><text:tab/><text:tab/> <text:s text:c="2"/>END <text:tab/> <text:s text:c="11"/>R35(go 15→instruccion)</text:p>
      <text:p text:style-name="P36">013(15)(35)<text:tab/><text:tab/><text:tab/><text:tab/><text:tab/><text:tab/><text:tab/> <text:s text:c="2"/>END<text:tab/><text:tab/>R34(go 1→ asignacion)</text:p>
      <text:p text:style-name="P36">01(13)<text:tab/><text:tab/><text:tab/><text:tab/><text:tab/><text:tab/><text:tab/><text:tab/> <text:s text:c="2"/>END<text:tab/><text:tab/>R7(go 1→ fuente)</text:p>
      <text:p text:style-name="P36">018<text:tab/><text:tab/><text:tab/><text:tab/><text:tab/><text:tab/><text:tab/><text:tab/> <text:s text:c="2"/>END<text:tab/><text:tab/>D(20)</text:p>
      <text:p text:style-name="P36">018(20)<text:tab/><text:tab/><text:tab/><text:tab/><text:tab/><text:tab/><text:tab/> <text:s text:c="7"/>$<text:tab/><text:tab/>R1(go 0 → cuerpo)</text:p>
      <text:p text:style-name="P36">02<text:tab/><text:tab/><text:tab/><text:tab/><text:tab/><text:tab/><text:tab/><text:tab/> <text:s text:c="7"/>$<text:tab/><text:tab/>D(14)</text:p>
      <text:p text:style-name="P36">02(14)<text:tab/><text:tab/><text:tab/><text:tab/><text:tab/><text:tab/><text:tab/><text:tab/> <text:s text:c="7"/>$<text:tab/><text:tab/>aceptar</text:p>
      <text:p text:style-name="P36"><text:s/></text:p>
      <text:p text:style-name="P36"/>
      <text:p text:style-name="P37">Donde las reglas se encuentran en leng2.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23:43.294294607</meta:creation-date>
    <dc:date>2017-10-12T13:05:14.750254528</dc:date>
    <meta:editing-duration>PT57M37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5" meta:paragraph-count="102" meta:word-count="1006" meta:character-count="6104" meta:non-whitespace-character-count="4997"/>
  </office:meta>
</office:document-meta>
</file>